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line-height="150%"/>
      <style:text-properties style:font-name="Ubuntu" fo:font-size="14pt" style:font-size-asian="12.25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0c7aab" officeooo:paragraph-rsid="000c7aab" style:font-size-asian="12.25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e23aa" officeooo:paragraph-rsid="000e23aa" style:font-size-asian="12.25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fo:font-weight="normal" officeooo:rsid="000d32b6" officeooo:paragraph-rsid="000d32b6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line-height="150%"/>
      <style:text-properties style:font-name="Ubuntu" fo:font-size="14pt" fo:font-weight="bold" officeooo:rsid="000d32b6" officeooo:paragraph-rsid="000d32b6" style:font-size-asian="12.25pt" style:font-weight-asian="bold" style:font-size-complex="14pt" style:font-weight-complex="bold"/>
    </style:style>
    <style:style style:name="T1" style:family="text">
      <style:text-properties officeooo:rsid="000b49e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Versionando <text:span text:style-name="T1">pastas existentes</text:span></text:h>
      <text:p text:style-name="P5">Criar um novo repositório e passar o conteúdo que você quer para dentro dele, permitindo assim que uma pasta antiga seja versionada e salva tanto no repositório local quanto remoto, ou seja, na nuvem.</text:p>
      <text:p text:style-name="P5"/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4"><text:span text:style-name="T3">Pega os arquivos, compacta, manda os arquivos compactados pro github e la ele descompacta</text:span></text:p>
      <text:p text:style-name="P3"><text:span text:style-name="T2"/></text:p>
      <text:p text:style-name="P3"><text:span text:style-name="T2"/></text:p>
      <text:p text:style-name="P3"><text:span text:style-name="T2">Git Ignore:</text:span> Especifica a ferramenta que o repositório vai ter, ou seja, vai ignorar os arquivos executáveis e mostrar apenas o código/a fonte daquela ferramenta ex: caso seja um arquivo C ele não vai executá-lo, vai mostrar o código que esta no arquivo</text:p>
      <text:p text:style-name="P6">Ignore: <text:span text:style-name="T3">Não vai versionar localmente e nem mandar para o github</text:span></text:p>
      <text:p text:style-name="P3"><text:span text:style-name="T2">Obs:</text:span> Dar uma lida nas licenças do github desktop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8T10:56:19.118703597</meta:creation-date>
    <dc:date>2022-08-18T19:31:11.194475317</dc:date>
    <meta:editing-duration>PT2H22M19S</meta:editing-duration>
    <meta:editing-cycles>1</meta:editing-cycles>
    <meta:document-statistic meta:table-count="0" meta:image-count="0" meta:object-count="0" meta:page-count="1" meta:paragraph-count="6" meta:word-count="114" meta:character-count="681" meta:non-whitespace-character-count="573"/>
    <meta:generator>LibreOffice/7.3.5.2$Linux_X86_64 LibreOffice_project/30$Build-2</meta:generator>
  </office:meta>
</office:document-meta>
</file>